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50938a"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="solid" draw:fill-color="#81aca6" draw:auto-grow-height="true" fo:min-height="11.28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fill="solid" draw:fill-color="#81aca6" fo:min-height="1.912cm"/>
      <style:paragraph-properties style:writing-mode="lr-tb"/>
    </style:style>
    <style:style style:name="pr5" style:family="presentation" style:parent-style-name="Default-outline1">
      <style:graphic-properties fo:min-height="9.135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ffffff" loext:opacity="100%" style:font-name="Cantarell"/>
    </style:style>
    <style:style style:name="P2" style:family="paragraph">
      <loext:graphic-properties draw:fill="solid" draw:fill-color="#50938a"/>
      <style:paragraph-properties style:writing-mode="lr-tb"/>
      <style:text-properties fo:color="#ffffff" loext:opacity="100%" style:font-name="Cantarell"/>
    </style:style>
    <style:style style:name="P3" style:family="paragraph">
      <style:text-properties fo:color="#ffffff" loext:opacity="100%" style:font-name="Cantarell"/>
    </style:style>
    <style:style style:name="P4" style:family="paragraph">
      <loext:graphic-properties draw:fill="solid" draw:fill-color="#81aca6"/>
      <style:paragraph-properties style:writing-mode="lr-tb"/>
      <style:text-properties fo:color="#ffffff" loext:opacity="100%" style:font-name="Cantarell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solid" draw:fill-color="#81aca6"/>
      <style:text-properties fo:color="#ffffff" loext:opacity="100%" style:font-name="Cantarell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antarell Extra Bold"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828cm" presentation:class="title" presentation:user-transformed="true">
          <draw:text-box>
            <text:p text:style-name="P1">Genome Analysis 2021</text:p>
          </draw:text-box>
        </draw:frame>
        <draw:frame presentation:style-name="pr2" draw:text-style-name="P4" draw:layer="layout" svg:width="25.199cm" svg:height="11.283cm" svg:x="1.4cm" svg:y="3.656cm" presentation:class="subtitle" presentation:user-transformed="true">
          <draw:text-box>
            <text:p text:style-name="P3"><text:span text:style-name="T1">Paper II:</text:span></text:p>
            <text:p text:style-name="P3"><text:span text:style-name="T2"/></text:p>
            <text:p text:style-name="P3"><text:span text:style-name="T3">Transcriptomic and epigenomic </text:span></text:p>
            <text:p text:style-name="P3"><text:span text:style-name="T3">characterization of the </text:span></text:p>
            <text:p text:style-name="P3"><text:span text:style-name="T3">developing bat wing</text:span></text:p>
            <text:p text:style-name="P3"><text:span text:style-name="T4"/></text:p>
            <text:p text:style-name="P3"><text:span text:style-name="T4">Eckalbar et al. </text:span></text:p>
            <text:p text:style-name="P3"/>
            <text:p text:style-name="P3"><text:span text:style-name="T5"/></text:p>
            <text:p text:style-name="P3"><text:span text:style-name="T6">Milena Regina Trab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115cm" svg:height="11.136cm" svg:x="1.441cm" svg:y="2.256cm" draw:page-number="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.912cm" svg:x="1.4cm" svg:y="0.628cm" presentation:class="title" presentation:user-transformed="true">
          <draw:text-box>
            <text:p text:style-name="P6"><text:span text:style-name="T7">Workflow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115cm" svg:height="11.136cm" svg:x="1.441cm" svg:y="2.256cm" draw:page-number="2" presentation:class="page"/>
          <draw:frame presentation:style-name="pr6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presentation:footer/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0T15:45:11.980219921</meta:creation-date>
    <meta:editing-duration>PT23M10S</meta:editing-duration>
    <meta:editing-cycles>5</meta:editing-cycles>
    <meta:generator>LibreOffice/7.0.5.2$Linux_X86_64 LibreOffice_project/00$Build-2</meta:generator>
    <dc:title>DNA</dc:title>
    <dc:date>2021-05-20T16:08:23.616958474</dc:date>
    <meta:document-statistic meta:object-count="121"/>
  </office:meta>
</office:document-meta>
</file>